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  <style:style style:name="P2" style:family="paragraph" style:parent-style-name="Standard">
      <style:text-properties style:font-name="Tinos"/>
    </style:style>
    <style:style style:name="P3" style:family="paragraph" style:parent-style-name="Standard">
      <style:text-properties style:font-name="Tinos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inda que a figueira não floresça</text:p>
      <text:p text:style-name="P1"/>
      <text:p text:style-name="P1">Intro: A C#m D Bm E</text:p>
      <text:p text:style-name="P1">Bpm: 77</text:p>
      <text:p text:style-name="P1"/>
      <text:p text:style-name="P1">A<text:tab/><text:tab/><text:tab/><text:tab/>C#m <text:s text:c="7"/>D</text:p>
      <text:p text:style-name="P1">Ainda que a Figueira não floresça</text:p>
      <text:p text:style-name="P1"><text:tab/> <text:s text:c="8"/>Bm<text:tab/> <text:s text:c="3"/>E<text:tab/></text:p>
      <text:p text:style-name="P1">E o fruto do campo não apareça,</text:p>
      <text:p text:style-name="P1">A<text:tab/><text:tab/><text:tab/> <text:s text:c="2"/>C#m<text:tab/><text:tab/>D</text:p>
      <text:p text:style-name="P1">Ainda que a vide o seu fruto não dê</text:p>
      <text:p text:style-name="P1"><text:tab/><text:tab/>Bm<text:tab/> <text:s text:c="2"/>E<text:tab/><text:tab/> <text:s/>F#m</text:p>
      <text:p text:style-name="P1">E os pastos o verde eu não possa ver; <text:s/></text:p>
      <text:p text:style-name="P1"/>
      <text:p text:style-name="P1"><text:tab/><text:tab/><text:tab/><text:tab/>C#m <text:s text:c="7"/>D</text:p>
      <text:p text:style-name="P1">Toda via eu me alegro no Senhor,</text:p>
      <text:p text:style-name="P1"><text:tab/> <text:s text:c="9"/>Bm<text:tab/> <text:s text:c="5"/>E <text:s/>F#m</text:p>
      <text:p text:style-name="P1">No Deus da minha salvação,</text:p>
      <text:p text:style-name="P1"><text:tab/><text:tab/> <text:s text:c="8"/>C#m<text:tab/> <text:s text:c="9"/>D</text:p>
      <text:p text:style-name="P1">No Senhor que é a minha fortaleza</text:p>
      <text:p text:style-name="P1"><text:tab/><text:tab/> <text:s text:c="4"/>Bm</text:p>
      <text:p text:style-name="P1">Que nos Lugares altos</text:p>
      <text:p text:style-name="P1"><text:tab/>E</text:p>
      <text:p text:style-name="P1">Faz a minha Habitação.</text:p>
      <text:p text:style-name="P1"/>
      <text:p text:style-name="P1"/>
      <text:p text:style-name="P1">(Coro 2x)</text:p>
      <text:p text:style-name="P1">A<text:tab/><text:tab/> <text:s text:c="2"/>C#m</text:p>
      <text:p text:style-name="P1">Não temerei, ele é a minha força, (ele é a minha força aaah)</text:p>
      <text:p text:style-name="P1">D<text:tab/> <text:s text:c="3"/>Bm <text:s text:c="9"/>E</text:p>
      <text:p text:style-name="P1">Caminharei e viverei em sua presença.</text:p>
      <text:p text:style-name="P1"/>
      <text:p text:style-name="P1"/>
      <text:p text:style-name="P1">A<text:tab/><text:tab/><text:tab/> <text:s text:c="3"/>C#m <text:s text:c="6"/>D</text:p>
      <text:p text:style-name="P1">Alegrai-vos, filhos de Sião,</text:p>
      <text:p text:style-name="P1"><text:s text:c="11"/>Bm<text:tab/><text:tab/>E<text:tab/><text:tab/></text:p>
      <text:p text:style-name="P1">Regozijai-vos no Senhor vosso Deus,</text:p>
      <text:p text:style-name="P1">A<text:tab/><text:tab/><text:tab/> <text:s text:c="3"/>C#m<text:tab/><text:tab/>D</text:p>
      <text:p text:style-name="P1">Porque ele chuva vos fará descer</text:p>
      <text:p text:style-name="P1"><text:tab/> <text:s text:c="4"/>Bm<text:tab/><text:tab/>E<text:tab/> <text:s text:c="2"/>F#m</text:p>
      <text:p text:style-name="P1">E vossos pastos se renovarão;</text:p>
      <text:p text:style-name="P1"><text:tab/><text:tab/>C#m<text:tab/><text:tab/>D</text:p>
      <text:p text:style-name="P1">As vossas eiras se encherão,</text:p>
      <text:p text:style-name="P1"><text:tab/> <text:s text:c="2"/>Bm<text:tab/> <text:s text:c="9"/>E<text:tab/> <text:s/>F#m</text:p>
      <text:p text:style-name="P1">Vossos lagares transbordarão,</text:p>
      <text:p text:style-name="P1"><text:tab/> <text:s text:c="10"/>C#m<text:tab/> <text:s text:c="8"/>D</text:p>
      <text:p text:style-name="P1">Vós comereis, vos fartareis</text:p>
      <text:p text:style-name="P1"><text:tab/> <text:s/>Bm <text:s text:c="4"/>E<text:tab/><text:tab/></text:p>
      <text:p text:style-name="P1">E louvareis o nome do vosso De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0T11:01:50</meta:creation-date>
    <dc:date>2016-04-21T13:12:00</dc:date>
    <meta:editing-duration>PT1H7M36S</meta:editing-duration>
    <meta:editing-cycles>7</meta:editing-cycles>
    <meta:generator>OpenOffice/4.1.2$Linux OpenOffice.org_project/412m3$Build-9782</meta:generator>
    <meta:document-statistic meta:table-count="0" meta:image-count="0" meta:object-count="0" meta:page-count="1" meta:paragraph-count="42" meta:word-count="177" meta:character-count="990"/>
  </office:meta>
</office:document-meta>
</file>